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son Dorweiler</text:p>
      <text:p text:style-name="P1">CS165 Assignment 4</text:p>
      <text:p text:style-name="P1"/>
      <text:p text:style-name="P3">Requirements: </text:p>
      <text:p text:style-name="P3"/>
      <text:p text:style-name="P3">2.</text:p>
      <text:p text:style-name="P3"><text:tab/>a. <text:span text:style-name="T1">For this part I will create a function that will reverse a string that is entered from the user. <text:s/>This function will reverse the string iteratively. </text:span></text:p>
      <text:p text:style-name="P2"/>
      <text:p text:style-name="P3"><text:span text:style-name="T1"><text:tab/></text:span>b. <text:span text:style-name="T1">Same as part a but this time use a recessive function. </text:span></text:p>
      <text:p text:style-name="P2"/>
      <text:p text:style-name="P3"><text:span text:style-name="T1"><text:tab/></text:span>c. <text:span text:style-name="T1">For this part I will make a function that checks to see if a string entered is a palindrome. </text:span></text:p>
      <text:p text:style-name="P2"/>
      <text:p text:style-name="P3"><text:span text:style-name="T1"><text:tab/></text:span><text:span text:style-name="T3">d. </text:span><text:span text:style-name="T4">Same as part c but this time use a recursive function. </text:span></text:p>
      <text:p text:style-name="P6"><text:tab/></text:p>
      <text:p text:style-name="P3"><text:span text:style-name="T4"><text:tab/></text:span><text:span text:style-name="T3">e. </text:span><text:span text:style-name="T4">Set up a menu that asks the user if they want an iterative solution for the reverse and palindrome. </text:span></text:p>
      <text:p text:style-name="P2"/>
      <text:p text:style-name="P2"><text:tab/></text:p>
      <text:p text:style-name="P3">Possible solution:</text:p>
      <text:p text:style-name="P3"/>
      <text:p text:style-name="P2">For reversing a string using an iterative function it should be easy enough to just loop the the input string backwards one character at a time. <text:s/>Each time through the loop add the character to a new reverse string. </text:p>
      <text:p text:style-name="P2"/>
      <text:p text:style-name="P4"><text:tab/>Loop over input_string starting from last char</text:p>
      <text:p text:style-name="P4"><text:tab/><text:tab/>reverse_string += char_from_input_string</text:p>
      <text:p text:style-name="P4"><text:tab/>return reverse_string</text:p>
      <text:p text:style-name="P3"/>
      <text:p text:style-name="P2">To do the same with a recursive function I think I could recursively call the function again but using a shortened string. <text:s/>Each time through making the input string shorter and once the string is down to a single character I can just return the reversed string. </text:p>
      <text:p text:style-name="P2"/>
      <text:p text:style-name="P4"><text:tab/>Check string length </text:p>
      <text:p text:style-name="P4"><text:tab/><text:tab/>if length == 1</text:p>
      <text:p text:style-name="P4"><text:tab/><text:tab/><text:tab/>return reversed string</text:p>
      <text:p text:style-name="P4"><text:tab/>reverse_string += last_char_from_input_string</text:p>
      <text:p text:style-name="P4"><text:tab/>call_func_again ( shorter_input_string)</text:p>
      <text:p text:style-name="P2"/>
      <text:p text:style-name="P2">I'm glad I implemented recursive palindrome checking function in lab 6 so making an iterative one should be too bad. <text:s/>A possible solution could be to loop over half the number of characters in the string. <text:s/>Only half because I don't need to check the string twice. <text:s/>The compare the two ends and return false if they're not equal. <text:s/>Then check the next to characters and so on until all have been tested.</text:p>
      <text:p text:style-name="P2"/>
      <text:p text:style-name="P2">For the recursive solution, which I did for lab6, I can do something similar to the iterative function. <text:s/>First check to see if the two end characters are equal. <text:s/>If they're not then call the function again but this time send it the next character to the right and the next character back from the end. <text:s/>Compare those to and repeat until half of the number of characters have been checked. </text:p>
      <text:p text:style-name="P2"><text:tab/></text:p>
      <text:p text:style-name="P2"/>
      <text:p text:style-name="P2"><text:tab/></text:p>
      <text:p text:style-name="P3">Implementation</text:p>
      <text:p text:style-name="P3"/>
      <text:p text:style-name="P3"><text:tab/><text:span text:style-name="T1">See comments in the source file.</text:span></text:p>
      <text:p text:style-name="P3"/>
      <text:p text:style-name="P2"/>
      <text:p text:style-name="P2"/>
      <text:p text:style-name="P2"/>
      <text:p text:style-name="P2"/>
      <text:p text:style-name="P2"/>
      <text:p text:style-name="P3"><text:soft-page-break/>Testing and Debugging</text:p>
      <text:p text:style-name="P3"/>
      <text:p text:style-name="P2">I had to do all kinds of debugging to get the recursive reversing function to work correctly. <text:s/>I ended up doing some searching on how to use strings and I found that you can use string.erase() to remove specific characters from a string. <text:s/>The problem was that I kept trying to pull off characters based on string.length() when I needed to be sending it string.length()-1. <text:s text:c="3"/>I also kept running into a seg fault because I kept trying to access parts of the string that didn't exist. <text:s/></text:p>
      <text:p text:style-name="P2"><text:s/><text:span text:style-name="T2"><text:tab/></text:span></text:p>
      <text:p text:style-name="P2">I tested the program with strings and numbers. <text:s/>It will actually reverse and check for a palindrome and return the correct result either way. <text:s/>Adding in spaces or any special characters will break the palindrome function. <text:s/>It will still run but just give the wrong result. </text:p>
      <text:p text:style-name="P2"/>
      <text:p text:style-name="P3">Reflection</text:p>
      <text:p text:style-name="P3"/>
      <text:p text:style-name="P2">I learned that making recursive functions can be pretty tricky but also pretty neat when you get them to work. <text:s/>I had my computer running in an endless loop more than once but I finally worked out all the bugs. <text:s/></text:p>
      <text:p text:style-name="P3"/>
      <text:p text:style-name="P2"/>
      <text:p text:style-name="P2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rtlebot </meta:initial-creator>
    <meta:creation-date>2013-09-30T22:28:19</meta:creation-date>
    <dc:date>2013-10-24T19:22:43</dc:date>
    <dc:creator>turtlebot </dc:creator>
    <meta:editing-duration>P4DT2H16M14S</meta:editing-duration>
    <meta:editing-cycles>17</meta:editing-cycles>
    <meta:generator>LibreOffice/3.5$Linux_X86_64 LibreOffice_project/350m1$Build-2</meta:generator>
    <meta:document-statistic meta:table-count="0" meta:image-count="0" meta:object-count="0" meta:page-count="2" meta:paragraph-count="34" meta:word-count="541" meta:character-count="3120" meta:non-whitespace-character-count="2550"/>
  </office:meta>
</office:document-meta>
</file>